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agin Wright</text:p>
      <text:p text:style-name="Standard">Homework 3</text:p>
      <text:p text:style-name="Standard">September 25, 2012</text:p>
      <text:p text:style-name="Standard"/>
      <text:p text:style-name="P1">1.</text:p>
      <text:p text:style-name="Standard"/>
      <text:p text:style-name="Standard">1)1</text:p>
      <text:p text:style-name="Standard">4)2</text:p>
      <text:p text:style-name="Standard">5)2</text:p>
      <text:p text:style-name="Standard">6)3</text:p>
      <text:p text:style-name="Standard">7)5</text:p>
      <text:p text:style-name="Standard">8)4</text:p>
      <text:p text:style-name="Standard">9)9</text:p>
      <text:p text:style-name="Standard"/>
      <text:p text:style-name="Standard">2)1</text:p>
      <text:p text:style-name="Standard">4)5</text:p>
      <text:p text:style-name="Standard">5)5</text:p>
      <text:p text:style-name="Standard">6)6</text:p>
      <text:p text:style-name="Standard">7)11</text:p>
      <text:p text:style-name="Standard">8)7</text:p>
      <text:p text:style-name="Standard">9)18</text:p>
      <text:p text:style-name="Standard"/>
      <text:p text:style-name="Standard">3)1</text:p>
      <text:p text:style-name="Standard"/>
      <text:p text:style-name="Standard"/>
      <text:p text:style-name="Standard"/>
      <text:p text:style-name="P1">2.</text:p>
      <text:p text:style-name="Standard"/>
      <text:p text:style-name="Standard">1)1</text:p>
      <text:p text:style-name="Standard">4)2</text:p>
      <text:p text:style-name="Standard">5)0</text:p>
      <text:p text:style-name="Standard">7)3</text:p>
      <text:p text:style-name="Standard">6)4</text:p>
      <text:p text:style-name="Standard">7)5</text:p>
      <text:p text:style-name="Standard"/>
      <text:p text:style-name="Standard">2)1</text:p>
      <text:p text:style-name="Standard">4)6</text:p>
      <text:p text:style-name="Standard">5)0</text:p>
      <text:p text:style-name="Standard">7)7</text:p>
      <text:p text:style-name="Standard">6)8</text:p>
      <text:p text:style-name="Standard">7)9</text:p>
      <text:p text:style-name="Standard"/>
      <text:p text:style-name="Standard">3)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9:57:54.60</meta:creation-date>
    <dc:date>2012-09-20T16:34:29.19</dc:date>
    <meta:editing-duration>PT5M2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33" meta:word-count="37" meta:character-count="131"/>
  </office:meta>
</office:document-meta>
</file>